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.4896in" fo:margin-left="0.0035in" fo:margin-top="0in" fo:margin-bottom="0in" table:align="left" style:writing-mode="lr-tb"/>
    </style:style>
    <style:style style:name="Table1.A" style:family="table-column">
      <style:table-column-properties style:column-width="0.6354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97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41in" fo:keep-together="auto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No_20_Spacing">
      <style:text-properties style:font-name="Arial" style:font-name-complex="Arial2"/>
    </style:style>
    <style:style style:name="P2" style:family="paragraph" style:parent-style-name="No_20_Spacing">
      <style:paragraph-properties fo:text-align="center" style:justify-single-word="false"/>
      <style:text-properties style:font-name="Arial" style:font-name-complex="Arial2"/>
    </style:style>
    <style:style style:name="P3" style:family="paragraph" style:parent-style-name="No_20_Spacing">
      <style:paragraph-properties fo:text-align="justify" style:justify-single-word="false"/>
      <style:text-properties style:font-name="Arial" fo:font-weight="bold" style:font-weight-asian="bold" style:font-name-complex="Arial2"/>
    </style:style>
    <style:style style:name="P4" style:family="paragraph" style:parent-style-name="No_20_Spacing">
      <style:paragraph-properties fo:margin-top="0in" fo:margin-bottom="0in" style:contextual-spacing="false" fo:text-align="start" style:justify-single-word="false" fo:orphans="0" fo:widows="0" fo:hyphenation-ladder-count="no-limit"/>
      <style:text-properties style:font-name="Arial" fo:font-size="12pt" style:font-size-asian="12pt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No_20_Spacing">
      <style:paragraph-properties fo:margin-top="0in" fo:margin-bottom="0in" style:contextual-spacing="false" fo:text-align="center" style:justify-single-word="false" fo:orphans="0" fo:widows="0" fo:hyphenation-ladder-count="no-limit"/>
      <style:text-properties style:font-name="Arial" fo:font-size="12pt" style:font-size-asian="12pt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No_20_Spacing">
      <style:paragraph-properties fo:margin-top="0in" fo:margin-bottom="0in" style:contextual-spacing="false" fo:text-align="justify" style:justify-single-word="false" fo:orphans="0" fo:widows="0" fo:hyphenation-ladder-count="no-limit"/>
      <style:text-properties style:font-name="Arial" fo:font-size="12pt" style:font-size-asian="12pt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_20_Spacing">
      <style:paragraph-properties fo:margin-top="0in" fo:margin-bottom="0in" style:contextual-spacing="false" fo:text-align="center" style:justify-single-word="false" fo:orphans="0" fo:widows="0" fo:hyphenation-ladder-count="no-limit"/>
      <style:text-properties style:font-name="Arial" fo:font-size="12pt" officeooo:rsid="00272ce8" officeooo:paragraph-rsid="00272ce8" style:font-size-asian="12pt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No_20_Spacing">
      <style:paragraph-properties fo:margin-top="0in" fo:margin-bottom="0in" style:contextual-spacing="false" fo:text-align="start" style:justify-single-word="false" fo:orphans="0" fo:widows="0" fo:hyphenation-ladder-count="no-limit"/>
      <style:text-properties style:font-name="Arial" fo:font-size="12pt" officeooo:rsid="00272ce8" officeooo:paragraph-rsid="00272ce8" style:font-size-asian="12pt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No_20_Spacing">
      <style:paragraph-properties fo:margin-top="0in" fo:margin-bottom="0in" style:contextual-spacing="false" fo:text-align="center" style:justify-single-word="false" fo:orphans="0" fo:widows="0" fo:hyphenation-ladder-count="no-limit"/>
      <style:text-properties style:font-name="Arial" fo:font-size="12pt" officeooo:rsid="00279052" officeooo:paragraph-rsid="00279052" style:font-size-asian="12pt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No_20_Spacing">
      <style:paragraph-properties fo:margin-top="0in" fo:margin-bottom="0in" style:contextual-spacing="false" fo:text-align="center" style:justify-single-word="false" fo:orphans="0" fo:widows="0" fo:hyphenation-ladder-count="no-limit"/>
      <style:text-properties style:font-name="Arial" fo:font-size="12pt" fo:font-weight="bold" style:letter-kerning="false" style:font-size-asian="12pt" style:font-weight-asian="bold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No_20_Spacing">
      <style:paragraph-properties fo:margin-top="0.0398in" fo:margin-bottom="0.0398in" style:contextual-spacing="false" fo:text-align="center" style:justify-single-word="false" fo:orphans="0" fo:widows="0" fo:hyphenation-ladder-count="no-limit"/>
      <style:text-properties style:font-name="Arial" fo:font-size="12pt" style:letter-kerning="false" style:font-size-asian="12pt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No_20_Spacing">
      <style:paragraph-properties fo:margin-top="0.0398in" fo:margin-bottom="0.0398in" style:contextual-spacing="false" fo:text-align="start" style:justify-single-word="false" fo:orphans="0" fo:widows="0" fo:hyphenation-ladder-count="no-limit"/>
      <style:text-properties style:font-name="Arial" fo:font-size="12pt" fo:language="en" fo:country="US" officeooo:rsid="001e62fe" officeooo:paragraph-rsid="001e62fe" style:letter-kerning="false" style:font-size-asian="12pt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No_20_Spacing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2"/>
    </style:style>
    <style:style style:name="P14" style:family="paragraph" style:parent-style-name="No_20_Spacing">
      <style:paragraph-properties fo:text-align="justify" style:justify-single-word="false"/>
    </style:style>
    <style:style style:name="P15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/>
    </style:style>
    <style:style style:name="P16" style:family="paragraph" style:parent-style-name="Frame_20_contents">
      <style:text-properties fo:color="#000000" loext:opacity="100%" style:font-name="Arial" fo:font-weight="bold" style:font-weight-asian="bold" style:font-name-complex="Arial2"/>
    </style:style>
    <style:style style:name="P17" style:family="paragraph" style:parent-style-name="Frame_20_contents">
      <style:paragraph-properties fo:margin-top="0in" fo:margin-bottom="0.111in" style:contextual-spacing="false" fo:text-align="center" style:justify-single-word="false"/>
      <style:text-properties officeooo:paragraph-rsid="0019cef8"/>
    </style:style>
    <style:style style:name="P18" style:family="paragraph" style:parent-style-name="Frame_20_contents">
      <style:paragraph-properties fo:margin-top="0in" fo:margin-bottom="0.111in" style:contextual-spacing="false" fo:text-align="center" style:justify-single-word="false"/>
      <style:text-properties officeooo:paragraph-rsid="00272ce8"/>
    </style:style>
    <style:style style:name="P19" style:family="paragraph" style:parent-style-name="Frame_20_contents">
      <style:paragraph-properties fo:margin-top="0in" fo:margin-bottom="0.111in" style:contextual-spacing="false" fo:text-align="center" style:justify-single-word="false"/>
      <style:text-properties officeooo:paragraph-rsid="00281cce"/>
    </style:style>
    <style:style style:name="P20" style:family="paragraph" style:parent-style-name="Frame_20_contents">
      <style:paragraph-properties fo:margin-top="0in" fo:margin-bottom="0.111in" style:contextual-spacing="false"/>
    </style:style>
    <style:style style:name="P21" style:family="paragraph" style:parent-style-name="Frame_20_contents">
      <style:paragraph-properties fo:margin-top="0in" fo:margin-bottom="0.111in" style:contextual-spacing="false" fo:text-align="center" style:justify-single-word="false"/>
      <style:text-properties officeooo:rsid="002d3234" officeooo:paragraph-rsid="002d3234"/>
    </style:style>
    <style:style style:name="P22" style:family="paragraph" style:parent-style-name="No_20_Spacing">
      <style:paragraph-properties fo:margin-top="0.0398in" fo:margin-bottom="0.0398in" style:contextual-spacing="false" fo:text-align="center" style:justify-single-word="false" fo:orphans="0" fo:widows="0" fo:hyphenation-ladder-count="no-limit"/>
      <style:text-properties style:font-name="Arial" fo:font-size="12pt" fo:language="en" fo:country="US" officeooo:rsid="002d3234" officeooo:paragraph-rsid="002d3234" style:letter-kerning="false" style:font-size-asian="12pt" style:font-name-complex="Arial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text-align="start" style:justify-single-word="false"/>
      <style:text-properties style:font-name="Arial1" fo:font-size="11pt" fo:language="en" fo:country="US" officeooo:rsid="001ec897" officeooo:paragraph-rsid="002d3234" style:font-size-asian="11pt" style:font-name-complex="Arial1"/>
    </style:style>
    <style:style style:name="P24" style:family="paragraph" style:parent-style-name="Standard">
      <style:paragraph-properties fo:text-align="start" style:justify-single-word="false"/>
      <style:text-properties officeooo:rsid="002d3234" officeooo:paragraph-rsid="002d3234"/>
    </style:style>
    <style:style style:name="P25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5b9bd5"/>
      <style:paragraph-properties fo:text-align="start"/>
      <style:text-properties fo:font-size="18pt"/>
    </style:style>
    <style:style style:name="T1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" style:family="text">
      <style:text-properties style:font-name="Arial" fo:font-weight="bold" style:font-weight-asian="bold" style:font-name-complex="Arial2"/>
    </style:style>
    <style:style style:name="T3" style:family="text">
      <style:text-properties style:font-name="Arial" style:language-asian="en" style:country-asian="PH" style:font-name-complex="Arial2"/>
    </style:style>
    <style:style style:name="T4" style:family="text">
      <style:text-properties fo:color="#000000" loext:opacity="100%" style:font-name="Arial" fo:font-size="12pt" fo:font-weight="bold" style:font-size-asian="12pt" style:font-weight-asian="bold" style:font-name-complex="Arial2" style:font-size-complex="12pt"/>
    </style:style>
    <style:style style:name="T5" style:family="text">
      <style:text-properties fo:color="#000000" loext:opacity="100%" style:font-name="Arial" fo:font-size="12pt" fo:language="en" fo:country="US" fo:font-weight="bold" style:font-size-asian="12pt" style:font-weight-asian="bold" style:font-name-complex="Arial2"/>
    </style:style>
    <style:style style:name="T6" style:family="text">
      <style:text-properties fo:color="#000000" loext:opacity="100%" style:font-name="Arial" fo:font-size="12pt" fo:language="en" fo:country="US" fo:font-weight="bold" style:font-size-asian="12pt" style:font-weight-asian="bold" style:font-name-complex="Arial2" style:font-size-complex="12pt"/>
    </style:style>
    <style:style style:name="T7" style:family="text">
      <style:text-properties fo:color="#000000" loext:opacity="100%" style:font-name="Arial" fo:font-size="12pt" fo:language="en" fo:country="US" fo:font-weight="bold" style:font-size-asian="12pt" style:font-weight-asian="bold" style:font-name-complex="Arial2" style:font-size-complex="12pt" style:font-weight-complex="bold"/>
    </style:style>
    <style:style style:name="T8" style:family="text">
      <style:text-properties fo:color="#000000" loext:opacity="100%" style:font-name="Arial" fo:font-size="12pt" fo:language="en" fo:country="US" fo:font-weight="bold" officeooo:rsid="00281cce" style:font-size-asian="12pt" style:font-weight-asian="bold" style:font-name-complex="Arial2" style:font-size-complex="12pt" style:font-weight-complex="bold"/>
    </style:style>
    <style:style style:name="T9" style:family="text">
      <style:text-properties fo:color="#000000" loext:opacity="100%" style:font-name="Arial" fo:font-size="12pt" fo:language="en" fo:country="US" fo:font-weight="bold" officeooo:rsid="0029b63b" style:font-size-asian="12pt" style:font-weight-asian="bold" style:font-name-complex="Arial2" style:font-size-complex="12pt" style:font-weight-complex="bold"/>
    </style:style>
    <style:style style:name="T10" style:family="text">
      <style:text-properties fo:color="#000000" loext:opacity="100%" style:font-name="Arial" fo:font-size="12pt" fo:language="en" fo:country="US" fo:font-weight="bold" officeooo:rsid="002c924a" style:font-size-asian="12pt" style:font-weight-asian="bold" style:font-name-complex="Arial2" style:font-size-complex="12pt" style:font-weight-complex="bold"/>
    </style:style>
    <style:style style:name="T11" style:family="text">
      <style:text-properties fo:color="#000000" loext:opacity="100%" style:font-name="Arial" fo:font-size="12pt" fo:language="en" fo:country="US" fo:font-weight="bold" officeooo:rsid="002d3234" style:font-size-asian="12pt" style:font-weight-asian="bold" style:font-name-complex="Arial2" style:font-size-complex="12pt" style:font-weight-complex="bold"/>
    </style:style>
    <style:style style:name="T12" style:family="text">
      <style:text-properties fo:color="#000000" loext:opacity="100%" style:font-name="Arial" fo:font-size="12pt" fo:language="en" fo:country="US" fo:font-weight="bold" officeooo:rsid="00281cce" style:font-size-asian="12pt" style:font-weight-asian="bold" style:font-name-complex="Arial2" style:font-size-complex="12pt"/>
    </style:style>
    <style:style style:name="T13" style:family="text">
      <style:text-properties fo:color="#000000" loext:opacity="100%" style:font-name="Arial" fo:font-size="12pt" fo:language="en" fo:country="US" fo:font-weight="bold" officeooo:rsid="0029b63b" style:font-size-asian="12pt" style:font-weight-asian="bold" style:font-name-complex="Arial2" style:font-size-complex="12pt"/>
    </style:style>
    <style:style style:name="T14" style:family="text">
      <style:text-properties fo:color="#000000" loext:opacity="100%" style:font-name="Arial" fo:font-size="12pt" fo:language="en" fo:country="US" fo:font-weight="bold" officeooo:rsid="002c924a" style:font-size-asian="12pt" style:font-weight-asian="bold" style:font-name-complex="Arial2" style:font-size-complex="12pt"/>
    </style:style>
    <style:style style:name="T15" style:family="text">
      <style:text-properties fo:color="#000000" loext:opacity="100%" style:font-name="Arial" fo:font-size="12pt" fo:language="en" fo:country="US" fo:font-weight="bold" officeooo:rsid="002d3234" style:font-size-asian="12pt" style:font-weight-asian="bold" style:font-name-complex="Arial2" style:font-size-complex="12pt"/>
    </style:style>
    <style:style style:name="T16" style:family="text">
      <style:text-properties fo:color="#000000" loext:opacity="100%" style:font-name="Arial" fo:font-size="12pt" fo:language="en" fo:country="US" fo:font-weight="bold" officeooo:rsid="0029b63b" style:font-size-asian="12pt" style:font-weight-asian="bold" style:font-name-complex="Arial2"/>
    </style:style>
    <style:style style:name="T17" style:family="text">
      <style:text-properties fo:color="#000000" loext:opacity="100%" style:font-name="Arial" fo:font-size="12pt" fo:language="en" fo:country="US" fo:font-weight="bold" officeooo:rsid="002c924a" style:font-size-asian="12pt" style:font-weight-asian="bold" style:font-name-complex="Arial2"/>
    </style:style>
    <style:style style:name="T18" style:family="text">
      <style:text-properties fo:color="#000000" loext:opacity="100%" style:font-name="Arial" fo:font-size="12pt" fo:language="en" fo:country="US" fo:font-weight="normal" officeooo:rsid="00272ce8" style:font-size-asian="12pt" style:font-weight-asian="normal" style:font-name-complex="Arial2" style:font-size-complex="12pt" style:font-weight-complex="normal"/>
    </style:style>
    <style:style style:name="T19" style:family="text">
      <style:text-properties fo:color="#000000" loext:opacity="100%" style:font-name="Arial" fo:font-size="12pt" fo:language="en" fo:country="US" fo:font-weight="normal" officeooo:rsid="00279052" style:font-size-asian="12pt" style:font-weight-asian="normal" style:font-name-complex="Arial2" style:font-size-complex="12pt" style:font-weight-complex="normal"/>
    </style:style>
    <style:style style:name="T20" style:family="text">
      <style:text-properties fo:color="#000000" loext:opacity="100%" style:font-name="Arial" fo:font-size="12pt" fo:language="en" fo:country="US" fo:font-weight="normal" officeooo:rsid="002c924a" style:font-size-asian="12pt" style:font-weight-asian="normal" style:font-name-complex="Arial2" style:font-size-complex="12pt" style:font-weight-complex="normal"/>
    </style:style>
    <style:style style:name="T21" style:family="text">
      <style:text-properties fo:color="#000000" loext:opacity="100%" style:font-name="Arial" fo:font-size="12pt" fo:language="en" fo:country="US" fo:font-weight="normal" officeooo:rsid="002dca4d" style:font-size-asian="12pt" style:font-weight-asian="normal" style:font-name-complex="Arial2" style:font-size-complex="12pt" style:font-weight-complex="normal"/>
    </style:style>
    <style:style style:name="T22" style:family="text">
      <style:text-properties officeooo:rsid="002c924a"/>
    </style:style>
    <style:style style:name="T23" style:family="text">
      <style:text-properties officeooo:rsid="002d3234"/>
    </style:style>
    <style:style style:name="gr1" style:family="graphic" style:parent-style-name="Frame">
      <style:graphic-properties draw:stroke="none" svg:stroke-width="0.0071in" draw:fill="none" loext:fill-use-slide-background="false" draw:textarea-vertical-align="top" draw:auto-grow-height="false" fo:min-height="0.3028in" fo:min-width="3.4744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none" loext:fill-use-slide-background="false" draw:textarea-vertical-align="top" draw:auto-grow-height="false" fo:min-height="0.2382in" fo:min-width="1.142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071in" draw:fill="none" loext:fill-use-slide-background="false" draw:textarea-vertical-align="top" draw:auto-grow-height="false" fo:min-height="0.2307in" fo:min-width="4.0437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071in" draw:fill="none" loext:fill-use-slide-background="false" draw:textarea-vertical-align="top" draw:auto-grow-height="false" fo:min-height="0.2307in" fo:min-width="5.5701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38in" svg:stroke-color="#43729d" draw:stroke-linejoin="miter" svg:stroke-linecap="butt" draw:fill="none" loext:fill-use-slide-background="false" draw:textarea-vertical-align="top" draw:auto-grow-height="false" fo:min-height="0in" fo:min-width="0in" fo:padding-top="0.0492in" fo:padding-bottom="0.0492in" fo:padding-left="0.0984in" fo:padding-right="0.0984in" fo:wrap-option="wrap" fo:margin-left="0.0071in" fo:margin-right="0.0075in" fo:margin-top="0.0083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2756in" fo:min-width="1.766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38in" svg:stroke-color="#43729d" draw:stroke-linejoin="miter" svg:stroke-linecap="butt" draw:fill="none" loext:fill-use-slide-background="false" draw:textarea-vertical-align="top" draw:auto-grow-height="false" fo:min-height="0in" fo:min-width="0in" fo:padding-top="0.0492in" fo:padding-bottom="0.0492in" fo:padding-left="0.0984in" fo:padding-right="0.0984in" fo:wrap-option="wrap" fo:margin-left="0.0071in" fo:margin-right="0.0075in" fo:margin-top="0.0075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.0102in" draw:fill="none" loext:fill-use-slide-background="false" draw:textarea-vertical-align="top" draw:auto-grow-height="false" fo:min-height="0.2445in" fo:min-width="3.2598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38in" svg:stroke-color="#43729d" draw:stroke-linejoin="miter" svg:stroke-linecap="butt" draw:fill="solid" draw:fill-color="#5b9bd5" loext:fill-theme-color="accent1" draw:textarea-vertical-align="top" draw:auto-grow-height="false" fo:min-height="0in" fo:min-width="0in" fo:padding-top="0.0492in" fo:padding-bottom="0.0492in" fo:padding-left="0.0984in" fo:padding-right="0.0984in" fo:wrap-option="wrap" fo:margin-left="0.0071in" fo:margin-right="0.0075in" fo:margin-top="0.0075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2307in" fo:min-width="2.7484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071in" draw:fill="none" loext:fill-use-slide-background="false" draw:textarea-vertical-align="top" draw:auto-grow-height="false" fo:min-height="0.1575in" fo:min-width="3.2626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0.2965in" fo:min-width="2.818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0.2071in" fo:min-width="1.936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071in" draw:fill="none" loext:fill-use-slide-background="false" draw:textarea-vertical-align="top" draw:auto-grow-height="false" fo:min-height="0.8799in" fo:min-width="7.3839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.A. 9048/10172 Form No. 12</text:p>
      <text:p text:style-name="P1"/>
      <text:p text:style-name="P13">RECORD SHEET</text:p>
      <text:p text:style-name="P2"><draw:custom-shape text:anchor-type="char" draw:z-index="1" draw:name="Text Box 2" draw:style-name="gr13" draw:text-style-name="P25" svg:width="2.1358in" svg:height="0.3067in" svg:x="0.8in" svg:y="0.1071in"><text:p text:style-name="P17"><text:span text:style-name="T4">CCE-0</text:span><text:span text:style-name="T12">0</text:span><text:span text:style-name="T15">56</text:span><text:span text:style-name="T12">-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7" draw:style-name="gr10" draw:text-style-name="P25" svg:width="2.948in" svg:height="0.3303in" svg:x="4.3126in" svg:y="0.0882in"><text:p text:style-name="P20"><text:span text:style-name="T4">Correction of Clerical Err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Petition No.: _______________________<text:tab/>Type of Petition: ______________________________________</text:p>
      <text:p text:style-name="P3"><draw:custom-shape text:anchor-type="char" draw:z-index="9" draw:name="Text Box 2" draw:style-name="gr8" draw:text-style-name="P25" svg:width="3.4594in" svg:height="0.3441in" svg:x="4.078in" svg:y="0.0665in"><text:p text:style-name="P21"><text:span text:style-name="T8">1</text:span><text:span text:style-name="T7">9 March 2024 to 29 March 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 Box 4" draw:style-name="gr6" draw:text-style-name="P25" svg:width="1.9657in" svg:height="0.3752in" svg:x="1.0827in" svg:y="0.0618in"><text:p text:style-name="P19"><text:span text:style-name="T11">15 March</text:span><text:span text:style-name="T8"> 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Date of receipt: ____________________<text:tab/>Date of Posting: ______________________________________</text:p>
      <text:p text:style-name="P3"><draw:custom-shape text:anchor-type="char" draw:z-index="13" draw:name="Text Box 11" draw:style-name="gr4" draw:text-style-name="P25" svg:width="5.7697in" svg:height="0.3303in" svg:x="1.8299in" svg:y="0.0854in"><text:p text:style-name="P16"><text:s text:c="6"/>N/A</text:p><text:p text:style-name="P20"><text:span text:style-name="T4">ber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1" draw:style-name="gr4" draw:text-style-name="P25" svg:width="5.7697in" svg:height="0.3303in" svg:x="1.8299in" svg:y="0.0854in"><text:p text:style-name="P16"><text:s text:c="6"/>N/A</text:p><text:p text:style-name="P20"><text:span text:style-name="T4">ber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Publication Period<text:tab/>:<text:tab/>________________________________________________________________</text:p>
      <text:p text:style-name="P3"><draw:custom-shape text:anchor-type="char" draw:z-index="15" draw:name="Text Box 12" draw:style-name="gr3" draw:text-style-name="P25" svg:width="4.2433in" svg:height="0.3303in" svg:x="2.9307in" svg:y="0.0984in"><text:p text:style-name="P23"><text:span text:style-name="T16">VIRGENIA FERNANDO PAROHIN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omplete name of petitioner<text:tab/>:<text:tab/>____________________________________________________</text:p>
      <text:p text:style-name="P3"><draw:custom-shape text:anchor-type="char" draw:z-index="4" draw:name="Text Box 6" draw:style-name="gr11" draw:text-style-name="P25" svg:width="3.4622in" svg:height="0.2571in" svg:x="3.4189in" svg:y="0.0772in"><text:p text:style-name="P24"><text:span text:style-name="T17">V</text:span><text:span text:style-name="T5">IRGINIA FERNAN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omplete name of document owner<text:tab/>:<text:tab/>______________________________________________</text:p>
      <text:p text:style-name="P3"><draw:custom-shape text:anchor-type="char" draw:z-index="16" draw:name="Text Box 3" draw:style-name="gr2" draw:text-style-name="P25" svg:width="1.3425in" svg:height="0.3378in" svg:x="6.0181in" svg:y="0.0902in"><text:p text:style-name="P21"><text:span text:style-name="T14">1</text:span><text:span text:style-name="T6">8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 Box 5" draw:style-name="gr1" draw:text-style-name="P25" svg:width="3.674in" svg:height="0.4024in" svg:x="1.3437in" svg:y="0.0563in"><text:p text:style-name="P20"><text:span text:style-name="T4"><text:s text:c="3"/>Certificate of Live Birt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Type of document: ___________________________________________ Registry No. ________________</text:p>
      <text:p text:style-name="P3"/>
      <text:p text:style-name="P3"><text:bookmark text:name="_GoBack"/></text:p>
      <text:p text:style-name="P3"/>
      <text:p text:style-name="P3">Items for correction/change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Item No.</text:p>
          </table:table-cell>
          <table:table-cell table:style-name="Table1.A1" office:value-type="string">
            <text:p text:style-name="P10">Description</text:p>
          </table:table-cell>
          <table:table-cell table:style-name="Table1.A1" office:value-type="string">
            <text:p text:style-name="P10">From</text:p>
          </table:table-cell>
          <table:table-cell table:style-name="Table1.A1" office:value-type="string">
            <text:p text:style-name="P10">To</text:p>
          </table:table-cell>
        </table:table-row>
        <table:table-row table:style-name="Table1.2">
          <table:table-cell table:style-name="Table1.A1" office:value-type="string">
            <text:p text:style-name="P11">1</text:p>
          </table:table-cell>
          <table:table-cell table:style-name="Table1.B2" office:value-type="string">
            <text:p text:style-name="P12">Child’s <text:span text:style-name="T22">f</text:span><text:span text:style-name="T23">irst</text:span><text:span text:style-name="T22"> middle name</text:span></text:p>
          </table:table-cell>
          <table:table-cell table:style-name="Table1.B2" office:value-type="string">
            <text:p text:style-name="P22">VIRGINIA</text:p>
          </table:table-cell>
          <table:table-cell table:style-name="Table1.B2" office:value-type="string">
            <text:p text:style-name="P22">VIRGENIA</text:p>
          </table:table-cell>
        </table:table-row>
        <table:table-row table:style-name="Table1.1"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3"/>
      <text:p text:style-name="P3"/>
      <text:p text:style-name="P14"><text:span text:style-name="T2">Decision on petition:</text:span><text:span text:style-name="T3"> </text:span></text:p>
      <text:p text:style-name="P3"/>
      <text:p text:style-name="P3">C/MCR CG or D/CR</text:p>
      <text:p text:style-name="P3"><draw:custom-shape text:anchor-type="char" draw:z-index="3" draw:name="Text Box 2" draw:style-name="gr12" draw:text-style-name="P25" svg:width="3.0177in" svg:height="0.3961in" svg:x="4.3335in" svg:y="0.0862in"><text:p text:style-name="P18"><text:span text:style-name="T21">03 APRIL </text:span><text:span text:style-name="T18">202</text:span><text:span text:style-name="T19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custom-shape text:anchor-type="char" draw:z-index="8" draw:name="Oval 16" draw:style-name="gr9" draw:text-style-name="P27" svg:width="0.2087in" svg:height="0.0941in" svg:x="0.2398in" svg:y="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name="Oval 17" draw:style-name="gr7" draw:text-style-name="P26" svg:width="0.2087in" svg:height="0.0941in" svg:x="1.6772in" svg:y="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tab/>Granted <text:tab/><text:tab/>Denied<text:tab/>Date rendered:<text:tab/>__________________________________</text:p>
      <text:p text:style-name="P3"/>
      <text:p text:style-name="P3">CRG</text:p>
      <text:p text:style-name="P3"/>
      <text:p text:style-name="P3"><draw:custom-shape text:anchor-type="char" draw:z-index="5" draw:name="Oval 18" draw:style-name="gr7" draw:text-style-name="P26" svg:width="0.2087in" svg:height="0.0941in" svg:x="0.2083in" svg:y="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" draw:name="Oval 19" draw:style-name="gr5" draw:text-style-name="P26" svg:width="0.2087in" svg:height="0.0941in" svg:x="1.6772in" svg:y="0.01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tab/>Affirmed<text:tab/><text:tab/>Impugned<text:tab/>Date rendered:<text:tab/>__________________________________</text:p>
      <text:p text:style-name="P3"/>
      <text:p text:style-name="P3">Decision of CRG on appeal</text:p>
      <text:p text:style-name="P3"/>
      <text:p text:style-name="P3"><draw:custom-shape text:anchor-type="char" draw:z-index="10" draw:name="Oval 20" draw:style-name="gr7" draw:text-style-name="P26" svg:width="0.2087in" svg:height="0.0941in" svg:x="0.2398in" svg:y="0.03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name="Oval 21" draw:style-name="gr7" draw:text-style-name="P26" svg:width="0.2087in" svg:height="0.0941in" svg:x="1.7083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tab/>Affirmed<text:tab/><text:tab/>Reversed<text:tab/>Date rendered:<text:tab/>__________________________________</text:p>
      <text:p text:style-name="P3"/>
      <text:p text:style-name="P3">Decision of CRG on reconsideration</text:p>
      <text:p text:style-name="P3"/>
      <text:p text:style-name="P3"><text:tab/>Granted<text:tab/><text:tab/>Denied <text:tab/>Date rendered:<text:tab/>__________________________________</text:p>
      <text:p text:style-name="P3"/>
      <text:p text:style-name="P3"/>
      <text:p text:style-name="P3">Certificate of Finality issued on:<text:tab/>________________________________</text:p>
      <text:p text:style-name="P3"/>
      <text:p text:style-name="P14"><text:span text:style-name="T2">REMARKS:</text:span><text:span text:style-name="T3"> </text:span></text:p>
      <text:p text:style-name="P3"><draw:custom-shape text:anchor-type="char" draw:z-index="0" draw:name="Text Box 22" draw:style-name="gr14" draw:text-style-name="P25" svg:width="7.5835in" svg:height="0.9795in" svg:x="0in" svg:y="0.0992in"><text:p text:style-name="P20"><text:span text:style-name="T4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"/>
      <text:p text:style-name="P3"/>
      <text:p text:style-name="P3"><text:tab/></text:p>
      <text:p text:style-name="No_20_Spacing"><text:tab/><text:tab/><text:tab/><text:tab/><text:tab/><text:tab/><text:tab/><text:tab/><text:tab/><text:span text:style-name="T1">ISMAEL D. MALICDEM, JR.</text:span></text:p>
      <text:h text:style-name="Heading_20_3" text:outline-level="3"><text:tab/><text:tab/><text:tab/><text:tab/><text:tab/><text:tab/><text:tab/><text:tab/><text:tab/> <text:s text:c="3"/>Municipal Civil Registrar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PH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5b6" loext:opacity="100%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PH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2e75b6" loext:opacity="100%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4e79" loext:opacity="100%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8in" fo:margin-bottom="0.8in" fo:margin-left="0.5in" fo:margin-right="0.5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6T01:40:00</meta:creation-date>
    <meta:initial-creator>GIGABYTE</meta:initial-creator>
    <dc:language>en-US</dc:language>
    <meta:print-date>2023-12-29T16:53:54.733000000</meta:print-date>
    <dc:date>2024-03-21T12:31:11.385000000</dc:date>
    <meta:editing-cycles>99</meta:editing-cycles>
    <meta:editing-duration>PT5H14M8S</meta:editing-duration>
    <meta:generator>LibreOffice/7.4.3.2$Windows_X86_64 LibreOffice_project/1048a8393ae2eeec98dff31b5c133c5f1d08b890</meta:generator>
    <meta:document-statistic meta:table-count="1" meta:image-count="0" meta:object-count="0" meta:page-count="1" meta:paragraph-count="46" meta:word-count="146" meta:character-count="1672" meta:non-whitespace-character-count="1519"/>
    <meta:user-defined meta:name="AppVersion">15.0000</meta:user-defined>
    <meta:user-defined meta:name="ICV">111CDA8B3B564FC595E17C540A97DFBE</meta:user-defined>
    <meta:user-defined meta:name="KSOProductBuildVer">1033-11.2.0.11440</meta:user-defined>
    <meta:template xlink:type="simple" xlink:actuate="onRequest" xlink:title="Normal" xlink:href=""/>
  </office:meta>
</office:document-meta>
</file>